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use-window-font-color="true" fo:font-style="normal" style:font-style-asian="normal" style:font-style-complex="normal"/>
    </style:style>
    <style:style style:name="P2" style:family="paragraph" style:parent-style-name="Preformatted_20_Text">
      <style:text-properties style:font-name="Arial"/>
    </style:style>
    <style:style style:name="P3" style:family="paragraph" style:parent-style-name="Body">
      <style:text-properties style:font-name="Ari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5"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6" style:family="paragraph" style:parent-style-name="Standard">
      <style:paragraph-properties fo:margin-top="0.282cm" fo:margin-bottom="0cm"/>
    </style:style>
    <style:style style:name="P7"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3" style:family="paragraph" style:parent-style-name="Preformatted_20_Text">
      <style:text-properties style:font-name="Arial"/>
    </style:style>
    <style:style style:name="P14" style:family="paragraph" style:parent-style-name="Standard">
      <style:text-properties style:font-name="Monaco" fo:font-size="9pt" style:font-name-asian="Monaco" style:font-size-asian="9pt" style:font-name-complex="Monaco" style:font-size-complex="9pt"/>
    </style:style>
    <style:style style:name="P15" style:family="paragraph" style:parent-style-name="Standard">
      <style:text-properties fo:color="#ff0000" fo:font-style="italic" fo:font-weight="bold" style:font-style-asian="italic" style:font-weight-asian="bold"/>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1" style:family="paragraph" style:parent-style-name="Body">
      <style:text-properties style:use-window-font-color="true" fo:font-style="normal" style:font-style-asian="normal" style:font-style-complex="normal"/>
    </style:style>
    <style:style style:name="P22" style:family="paragraph" style:parent-style-name="Body">
      <style:text-properties fo:color="#000000" fo:font-style="normal" style:font-style-asian="normal" style:font-style-complex="normal"/>
    </style:style>
    <style:style style:name="P23" style:family="paragraph" style:parent-style-name="Body">
      <style:paragraph-properties fo:text-align="justify" style:justify-single-word="false"/>
      <style:text-properties fo:color="#000000" fo:font-style="normal" style:font-style-asian="normal" style:font-style-complex="normal"/>
    </style:style>
    <style:style style:name="P24" style:family="paragraph" style:parent-style-name="Body">
      <style:text-properties fo:color="#000000" style:font-name="Courier New1" fo:font-size="10pt" style:font-name-asian="Monaco" style:font-size-asian="10pt" style:font-name-complex="Monaco" style:font-size-complex="10pt"/>
    </style:style>
    <style:style style:name="P25"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6" style:family="paragraph" style:parent-style-name="Body">
      <style:text-properties style:font-name="Arial"/>
    </style:style>
    <style:style style:name="P27" style:family="paragraph" style:parent-style-name="Body">
      <style:text-properties fo:language="en" fo:country="GB"/>
    </style:style>
    <style:style style:name="P2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9" style:family="paragraph" style:parent-style-name="Body">
      <style:text-properties fo:language="en" fo:country="US" style:language-complex="ar" style:country-complex="SA"/>
    </style:style>
    <style:style style:name="P30" style:family="paragraph" style:parent-style-name="Body">
      <style:text-properties fo:color="#ff0000" fo:font-style="italic" style:font-style-asian="italic"/>
    </style:style>
    <style:style style:name="P3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2" style:family="paragraph" style:parent-style-name="Document_20_Title">
      <style:text-properties fo:font-weight="normal" style:font-weight-asian="normal" style:font-weight-complex="normal"/>
    </style:style>
    <style:style style:name="P33" style:family="paragraph" style:parent-style-name="CellBody">
      <style:paragraph-properties style:snap-to-layout-grid="false"/>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7" style:family="paragraph" style:parent-style-name="Abstract">
      <style:text-properties fo:font-size="16pt" fo:font-weight="bold" style:font-size-asian="16pt" style:font-weight-asian="bold"/>
    </style:style>
    <style:style style:name="P38" style:family="paragraph" style:parent-style-name="Abstract">
      <style:text-properties fo:color="#000000" fo:font-style="normal" style:font-style-asian="normal" style:font-style-complex="normal"/>
    </style:style>
    <style:style style:name="P39" style:family="paragraph" style:parent-style-name="Body">
      <style:paragraph-properties fo:margin-left="1.54cm" fo:margin-right="0cm" fo:text-indent="-1.54cm" style:auto-text-indent="false">
        <style:tab-stops>
          <style:tab-stop style:position="10.001cm"/>
        </style:tab-stops>
      </style:paragraph-properties>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style:font-name="Arial"/>
    </style:style>
    <style:style style:name="P46" style:family="paragraph" style:parent-style-name="Body">
      <style:text-properties style:font-name="Arial"/>
    </style:style>
    <style:style style:name="P47" style:family="paragraph" style:parent-style-name="Body" style:list-style-name="L5">
      <style:text-properties style:font-name="Arial"/>
    </style:style>
    <style:style style:name="P48" style:family="paragraph" style:parent-style-name="Body" style:list-style-name="L4">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9" style:family="paragraph" style:parent-style-name="Body" style:list-style-name="L5"/>
    <style:style style:name="P50" style:family="paragraph" style:parent-style-name="Body" style:list-style-name="L8"/>
    <style:style style:name="P51" style:family="paragraph" style:parent-style-name="Body">
      <style:text-properties style:use-window-font-color="true" fo:font-style="normal" style:font-style-asian="normal" style:font-style-complex="normal"/>
    </style:style>
    <style:style style:name="P52"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3" style:family="paragraph" style:parent-style-name="Document_20_Title" style:master-page-name="First_20_Page">
      <style:paragraph-properties fo:text-align="center" style:justify-single-word="false" style:page-number="auto"/>
    </style:style>
    <style:style style:name="P54" style:family="paragraph" style:parent-style-name="CellBody">
      <style:paragraph-properties style:snap-to-layout-grid="false"/>
    </style:style>
    <style:style style:name="P55"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56" style:family="paragraph" style:parent-style-name="Preformatted_20_Text">
      <style:text-properties style:font-name="Arial"/>
    </style:style>
    <style:style style:name="P57" style:family="paragraph" style:parent-style-name="Preformatted_20_Text" style:list-style-name="L3">
      <style:text-properties style:font-name="Arial"/>
    </style:style>
    <style:style style:name="P58" style:family="paragraph" style:parent-style-name="Preformatted_20_Text" style:list-style-name="L1">
      <style:text-properties style:font-name="Arial"/>
    </style:style>
    <style:style style:name="P59" style:family="paragraph" style:parent-style-name="Preformatted_20_Text" style:list-style-name="L2">
      <style:text-properties style:font-name="Arial"/>
    </style:style>
    <style:style style:name="P60" style:family="paragraph" style:parent-style-name="Preformatted_20_Text" style:list-style-name="L7">
      <style:text-properties style:font-name="Arial"/>
    </style:style>
    <style:style style:name="P61" style:family="paragraph" style:parent-style-name="Preformatted_20_Text" style:list-style-name="L1">
      <style:text-properties style:font-name="Courier New2"/>
    </style:style>
    <style:style style:name="P62" style:family="paragraph" style:parent-style-name="Preformatted_20_Text" style:list-style-name="L2">
      <style:text-properties style:font-name="Courier New2"/>
    </style:style>
    <style:style style:name="P63" style:family="paragraph" style:parent-style-name="Preformatted_20_Text" style:list-style-name="L1">
      <style:text-properties style:font-name="Courier New2" fo:font-style="italic" style:font-style-asian="italic" style:font-style-complex="italic"/>
    </style:style>
    <style:style style:name="P64" style:family="paragraph" style:parent-style-name="Preformatted_20_Text" style:list-style-name="L2">
      <style:text-properties style:font-name="Courier New2" fo:font-style="normal" style:font-style-asian="normal" style:font-style-complex="normal"/>
    </style:style>
    <style:style style:name="P65" style:family="paragraph" style:parent-style-name="Preformatted_20_Text" style:list-style-name="L6">
      <style:text-properties style:font-name="Courier New2"/>
    </style:style>
    <style:style style:name="P66" style:family="paragraph" style:parent-style-name="Standard">
      <style:text-properties style:font-name="Monaco" fo:font-size="9pt" style:font-name-asian="Monaco" style:font-size-asian="9pt" style:font-name-complex="Monaco" style:font-size-complex="9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T1" style:family="text">
      <style:text-properties style:font-name="Arial"/>
    </style:style>
    <style:style style:name="T2" style:family="text">
      <style:text-properties style:font-name="Courier New2"/>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style:font-name="Arial"/>
    </style:style>
    <style:style style:name="T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2"/>
    </style:style>
    <style:style style:name="T8" style:family="text">
      <style:text-properties style:font-name="Courier New2" fo:font-style="italic" style:font-style-asian="italic" style:font-style-complex="italic"/>
    </style:style>
    <style:style style:name="T9" style:family="text">
      <style:text-properties fo:color="#0000c0"/>
    </style:style>
    <style:style style:name="T10"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2" style:family="text">
      <style:text-properties fo:color="#0000c0" style:text-underline-style="solid" style:text-underline-width="auto" style:text-underline-color="font-color"/>
    </style:style>
    <style:style style:name="T13" style:family="text">
      <style:text-properties style:font-name="Courier New1"/>
    </style:style>
    <style:style style:name="T14" style:family="text">
      <style:text-properties fo:color="#000000"/>
    </style:style>
    <style:style style:name="T15" style:family="text">
      <style:text-properties fo:color="#000000" style:font-name="Courier New1" fo:font-size="10pt" style:font-size-asian="10pt" style:font-size-complex="10pt"/>
    </style:style>
    <style:style style:name="T16"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color="#7f0055" fo:font-weight="bold" style:font-weight-asian="bold" style:font-weight-complex="bold"/>
    </style:style>
    <style:style style:name="T22" style:family="text">
      <style:text-properties fo:color="#6a3e3e"/>
    </style:style>
    <style:style style:name="T23" style:family="text">
      <style:text-properties fo:color="#6a3e3e" style:text-underline-style="solid" style:text-underline-width="auto" style:text-underline-color="font-color"/>
    </style:style>
    <style:style style:name="T24" style:family="text">
      <style:text-properties fo:language="en" fo:country="US" style:language-complex="ar" style:country-complex="SA"/>
    </style:style>
    <style:style style:name="T25" style:family="text">
      <style:text-properties style:font-name="Courier New"/>
    </style:style>
    <style:style style:name="T26" style:family="text">
      <style:text-properties fo:color="#646464" style:font-name="Courier New1" fo:font-size="10pt" style:font-size-asian="10pt" style:font-size-complex="10pt"/>
    </style:style>
    <style:style style:name="T27"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T2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102875693824" text:id="ct106102875693824">
          <text:insertion>
            <office:change-info>
              <dc:creator>Carsten Ziegeler</dc:creator>
              <dc:date>2014-07-30T07:46:00</dc:date>
            </office:change-info>
          </text:insertion>
        </text:changed-region>
        <text:changed-region xml:id="ct106102875658112" text:id="ct106102875658112">
          <text:deletion>
            <office:change-info>
              <dc:creator>Carsten Ziegeler</dc:creator>
              <dc:date>2014-07-30T07:46:00</dc:date>
            </office:change-info>
            <text:p text:style-name="P1">higer</text:p>
          </text:deletion>
        </text:changed-region>
        <text:changed-region xml:id="ct105553119824448" text:id="ct105553119824448">
          <text:insertion>
            <office:change-info>
              <dc:creator>Carsten Ziegeler</dc:creator>
              <dc:date>2014-07-30T07:23:00</dc:date>
            </office:change-info>
          </text:insertion>
        </text:changed-region>
        <text:changed-region xml:id="ct106652631468928" text:id="ct106652631468928">
          <text:deletion>
            <office:change-info>
              <dc:creator>Carsten Ziegeler</dc:creator>
              <dc:date>2014-07-30T07:23:00</dc:date>
            </office:change-info>
            <text:p text:style-name="P2">, highest ranking first. If two services have the same service ranking, the one with the lowest service id is ranked higher</text:p>
          </text:deletion>
        </text:changed-region>
        <text:changed-region xml:id="ct107202387287232" text:id="ct107202387287232">
          <text:deletion>
            <office:change-info>
              <dc:creator>Carsten Ziegeler</dc:creator>
              <dc:date>2014-07-30T08:07:00</dc:date>
            </office:change-info>
            <text:p text:style-name="P2">subtype</text:p>
          </text:deletion>
        </text:changed-region>
        <text:changed-region xml:id="ct107202387289344" text:id="ct107202387289344">
          <text:insertion>
            <office:change-info>
              <dc:creator>Carsten Ziegeler</dc:creator>
              <dc:date>2014-07-30T08:07:00</dc:date>
            </office:change-info>
          </text:insertion>
        </text:changed-region>
        <text:changed-region xml:id="ct105553119907584" text:id="ct105553119907584">
          <text:deletion>
            <office:change-info>
              <dc:creator>Carsten Ziegeler</dc:creator>
              <dc:date>2014-07-30T08:07:00</dc:date>
            </office:change-info>
            <text:p text:style-name="P2"><text:s/>of </text:p>
          </text:deletion>
        </text:changed-region>
        <text:changed-region xml:id="ct105553119829440" text:id="ct105553119829440">
          <text:deletion>
            <office:change-info>
              <dc:creator>Carsten Ziegeler</dc:creator>
              <dc:date>2014-07-30T07:22:00</dc:date>
            </office:change-info>
            <text:p text:style-name="P2">the above aggregate types</text:p>
          </text:deletion>
        </text:changed-region>
        <text:changed-region xml:id="ct105553119821184" text:id="ct105553119821184">
          <text:insertion>
            <office:change-info>
              <dc:creator>Carsten Ziegeler</dc:creator>
              <dc:date>2014-07-30T07:22:00</dc:date>
            </office:change-info>
          </text:insertion>
        </text:changed-region>
        <text:changed-region xml:id="ct106652629453376" text:id="ct106652629453376">
          <text:insertion>
            <office:change-info>
              <dc:creator>Carsten Ziegeler</dc:creator>
              <dc:date>2014-07-30T08:08:00</dc:date>
            </office:change-info>
          </text:insertion>
        </text:changed-region>
        <text:changed-region xml:id="ct106652631464512" text:id="ct106652631464512">
          <text:insertion>
            <office:change-info>
              <dc:creator>Carsten Ziegeler</dc:creator>
              <dc:date>2014-07-30T07:46:00</dc:date>
            </office:change-info>
          </text:insertion>
        </text:changed-region>
        <text:changed-region xml:id="ct106652631466624" text:id="ct106652631466624">
          <text:deletion>
            <office:change-info>
              <dc:creator>Carsten Ziegeler</dc:creator>
              <dc:date>2014-07-30T07:46:00</dc:date>
            </office:change-info>
            <text:p text:style-name="P2">situtation</text:p>
          </text:deletion>
        </text:changed-region>
        <text:changed-region xml:id="ct107202387288192" text:id="ct107202387288192">
          <text:insertion>
            <office:change-info>
              <dc:creator>Carsten Ziegeler</dc:creator>
              <dc:date>2014-07-30T07:44:00</dc:date>
            </office:change-info>
          </text:insertion>
        </text:changed-region>
        <text:changed-region xml:id="ct107202387281088" text:id="ct107202387281088">
          <text:insertion>
            <office:change-info>
              <dc:creator>Carsten Ziegeler</dc:creator>
              <dc:date>2014-07-30T07:39:00</dc:date>
            </office:change-info>
          </text:insertion>
        </text:changed-region>
        <text:changed-region xml:id="ct106652631464896" text:id="ct106652631464896">
          <text:insertion>
            <office:change-info>
              <dc:creator>Carsten Ziegeler</dc:creator>
              <dc:date>2014-07-30T07:32:00</dc:date>
            </office:change-info>
          </text:insertion>
        </text:changed-region>
        <text:changed-region xml:id="ct105553119818304" text:id="ct105553119818304">
          <text:insertion>
            <office:change-info>
              <dc:creator>Carsten Ziegeler</dc:creator>
              <dc:date>2014-07-30T07:33:00</dc:date>
            </office:change-info>
          </text:insertion>
        </text:changed-region>
        <text:changed-region xml:id="ct106652631454336" text:id="ct106652631454336">
          <text:insertion>
            <office:change-info>
              <dc:creator>Carsten Ziegeler</dc:creator>
              <dc:date>2014-07-30T07:34:00</dc:date>
            </office:change-info>
          </text:insertion>
        </text:changed-region>
        <text:changed-region xml:id="ct106102875685184" text:id="ct106102875685184">
          <text:insertion>
            <office:change-info>
              <dc:creator>Carsten Ziegeler</dc:creator>
              <dc:date>2014-07-30T07:35:00</dc:date>
            </office:change-info>
          </text:insertion>
        </text:changed-region>
        <text:changed-region xml:id="ct105553119901248" text:id="ct105553119901248">
          <text:insertion>
            <office:change-info>
              <dc:creator>Carsten Ziegeler</dc:creator>
              <dc:date>2014-07-30T07:36:00</dc:date>
            </office:change-info>
          </text:insertion>
        </text:changed-region>
        <text:changed-region xml:id="ct107202387285888" text:id="ct107202387285888">
          <text:insertion>
            <office:change-info>
              <dc:creator>Carsten Ziegeler</dc:creator>
              <dc:date>2014-07-30T07:37:00</dc:date>
            </office:change-info>
          </text:insertion>
        </text:changed-region>
        <text:changed-region xml:id="ct106102875655616" text:id="ct106102875655616">
          <text:insertion>
            <office:change-info>
              <dc:creator>Carsten Ziegeler</dc:creator>
              <dc:date>2014-07-30T07:31:00</dc:date>
            </office:change-info>
          </text:insertion>
        </text:changed-region>
        <text:changed-region xml:id="ct105553119838464" text:id="ct105553119838464">
          <text:insertion>
            <office:change-info>
              <dc:creator>Carsten Ziegeler</dc:creator>
              <dc:date>2014-07-30T07:43:00</dc:date>
            </office:change-info>
          </text:insertion>
        </text:changed-region>
        <text:changed-region xml:id="ct105553119910464" text:id="ct105553119910464">
          <text:insertion>
            <office:change-info>
              <dc:creator>Carsten Ziegeler</dc:creator>
              <dc:date>2014-07-30T07:39:00</dc:date>
            </office:change-info>
          </text:insertion>
        </text:changed-region>
        <text:changed-region xml:id="ct105553119911808" text:id="ct105553119911808">
          <text:deletion>
            <office:change-info>
              <dc:creator>Carsten Ziegeler</dc:creator>
              <dc:date>2014-07-30T07:43:00</dc:date>
            </office:change-info>
            <text:p text:style-name="P2">If the unary field reference has the policy dynamic, it</text:p>
          </text:deletion>
        </text:changed-region>
        <text:changed-region xml:id="ct105553119895872" text:id="ct105553119895872">
          <text:insertion>
            <office:change-info>
              <dc:creator>Carsten Ziegeler</dc:creator>
              <dc:date>2014-07-30T07:43:00</dc:date>
            </office:change-info>
          </text:insertion>
        </text:changed-region>
        <text:changed-region xml:id="ct105553119902592" text:id="ct105553119902592">
          <text:insertion>
            <office:change-info>
              <dc:creator>Carsten Ziegeler</dc:creator>
              <dc:date>2014-07-30T07:44:00</dc:date>
            </office:change-info>
          </text:insertion>
        </text:changed-region>
        <text:changed-region xml:id="ct106102875691904" text:id="ct106102875691904">
          <text:insertion>
            <office:change-info>
              <dc:creator>Carsten Ziegeler</dc:creator>
              <dc:date>2014-07-30T07:43:00</dc:date>
            </office:change-info>
          </text:insertion>
        </text:changed-region>
        <text:changed-region xml:id="ct105553119909696" text:id="ct105553119909696">
          <text:insertion>
            <office:change-info>
              <dc:creator>Carsten Ziegeler</dc:creator>
              <dc:date>2014-07-30T07:44:00</dc:date>
            </office:change-info>
          </text:insertion>
        </text:changed-region>
        <text:changed-region xml:id="ct105553119905088" text:id="ct105553119905088">
          <text:insertion>
            <office:change-info>
              <dc:creator>Carsten Ziegeler</dc:creator>
              <dc:date>2014-07-30T07:44:00</dc:date>
            </office:change-info>
          </text:insertion>
        </text:changed-region>
        <text:changed-region xml:id="ct106102875671936" text:id="ct106102875671936">
          <text:insertion>
            <office:change-info>
              <dc:creator>Carsten Ziegeler</dc:creator>
              <dc:date>2014-07-30T07:55:00</dc:date>
            </office:change-info>
          </text:insertion>
        </text:changed-region>
        <text:changed-region xml:id="ct106652631495808" text:id="ct106652631495808">
          <text:insertion>
            <office:change-info>
              <dc:creator>Carsten Ziegeler</dc:creator>
              <dc:date>2014-07-30T07:56:00</dc:date>
            </office:change-info>
          </text:insertion>
        </text:changed-region>
        <text:changed-region xml:id="ct106652631496384" text:id="ct106652631496384">
          <text:insertion>
            <office:change-info>
              <dc:creator>Carsten Ziegeler</dc:creator>
              <dc:date>2014-07-30T07:55:00</dc:date>
            </office:change-info>
          </text:insertion>
        </text:changed-region>
        <text:changed-region xml:id="ct106102873646976" text:id="ct106102873646976">
          <text:insertion>
            <office:change-info>
              <dc:creator>Carsten Ziegeler</dc:creator>
              <dc:date>2014-07-30T07:45:00</dc:date>
            </office:change-info>
          </text:insertion>
        </text:changed-region>
        <text:changed-region xml:id="ct106102875681344" text:id="ct106102875681344">
          <text:deletion>
            <office:change-info>
              <dc:creator>Carsten Ziegeler</dc:creator>
              <dc:date>2014-07-30T07:45:00</dc:date>
            </office:change-info>
            <text:p text:style-name="Body"><text:span text:style-name="T1">multple</text:span></text:p>
          </text:deletion>
        </text:changed-region>
        <text:changed-region xml:id="ct106652631463744" text:id="ct106652631463744">
          <text:deletion>
            <office:change-info>
              <dc:creator>Carsten Ziegeler</dc:creator>
              <dc:date>2014-07-30T07:47:00</dc:date>
            </office:change-info>
            <text:p text:style-name="P2">right after the constructor is called</text:p>
          </text:deletion>
        </text:changed-region>
        <text:changed-region xml:id="ct106652631470848" text:id="ct106652631470848">
          <text:insertion>
            <office:change-info>
              <dc:creator>Carsten Ziegeler</dc:creator>
              <dc:date>2014-07-30T07:47:00</dc:date>
            </office:change-info>
          </text:insertion>
        </text:changed-region>
        <text:changed-region xml:id="ct106102875700928" text:id="ct106102875700928">
          <text:insertion>
            <office:change-info>
              <dc:creator>Carsten Ziegeler</dc:creator>
              <dc:date>2014-07-30T07:48:00</dc:date>
            </office:change-info>
          </text:insertion>
        </text:changed-region>
        <text:changed-region xml:id="ct105553119908544" text:id="ct105553119908544">
          <text:insertion>
            <office:change-info>
              <dc:creator>Carsten Ziegeler</dc:creator>
              <dc:date>2014-07-30T07:45:00</dc:date>
            </office:change-info>
          </text:insertion>
        </text:changed-region>
        <text:changed-region xml:id="ct105553119899712" text:id="ct105553119899712">
          <text:deletion>
            <office:change-info>
              <dc:creator>Carsten Ziegeler</dc:creator>
              <dc:date>2014-07-30T07:45:00</dc:date>
            </office:change-info>
            <text:p text:style-name="P2">aggreagte.</text:p>
          </text:deletion>
        </text:changed-region>
        <text:changed-region xml:id="ct105553119829056" text:id="ct105553119829056">
          <text:insertion>
            <office:change-info>
              <dc:creator>Carsten Ziegeler</dc:creator>
              <dc:date>2014-07-30T07:56:00</dc:date>
            </office:change-info>
          </text:insertion>
        </text:changed-region>
        <text:changed-region xml:id="ct105553119817920" text:id="ct105553119817920">
          <text:deletion>
            <office:change-info>
              <dc:creator>Carsten Ziegeler</dc:creator>
              <dc:date>2014-07-30T07:50:00</dc:date>
            </office:change-info>
            <text:p text:style-name="Body"><text:span text:style-name="T1">im</text:span></text:p>
          </text:deletion>
        </text:changed-region>
        <text:changed-region xml:id="ct105553119822336" text:id="ct105553119822336">
          <text:deletion>
            <office:change-info>
              <dc:creator>Carsten Ziegeler</dc:creator>
              <dc:date>2014-07-30T07:52:00</dc:date>
            </office:change-info>
            <text:p text:style-name="P2">Right after</text:p>
          </text:deletion>
        </text:changed-region>
        <text:changed-region xml:id="ct105553119873216" text:id="ct105553119873216">
          <text:insertion>
            <office:change-info>
              <dc:creator>Carsten Ziegeler</dc:creator>
              <dc:date>2014-07-30T07:52:00</dc:date>
            </office:change-info>
          </text:insertion>
        </text:changed-region>
        <text:changed-region xml:id="ct106652631464128" text:id="ct106652631464128">
          <text:insertion>
            <office:change-info>
              <dc:creator>Carsten Ziegeler</dc:creator>
              <dc:date>2014-07-30T07:52:00</dc:date>
            </office:change-info>
          </text:insertion>
        </text:changed-region>
        <text:changed-region xml:id="ct106652631476800" text:id="ct106652631476800">
          <text:deletion>
            <office:change-info>
              <dc:creator>Carsten Ziegeler</dc:creator>
              <dc:date>2014-07-30T07:52:00</dc:date>
            </office:change-info>
            <text:p text:style-name="P2">constructed</text:p>
          </text:deletion>
        </text:changed-region>
        <text:changed-region xml:id="ct106652631466240" text:id="ct106652631466240">
          <text:insertion>
            <office:change-info>
              <dc:creator>Carsten Ziegeler</dc:creator>
              <dc:date>2014-07-30T07:52:00</dc:date>
            </office:change-info>
          </text:insertion>
        </text:changed-region>
        <text:changed-region xml:id="ct106102873647360" text:id="ct106102873647360">
          <text:deletion>
            <office:change-info>
              <dc:creator>Carsten Ziegeler</dc:creator>
              <dc:date>2014-07-30T07:52:00</dc:date>
            </office:change-info>
            <text:p text:style-name="P2">n empty</text:p>
          </text:deletion>
        </text:changed-region>
        <text:changed-region xml:id="ct106102875680768" text:id="ct106102875680768">
          <text:insertion>
            <office:change-info>
              <dc:creator>Carsten Ziegeler</dc:creator>
              <dc:date>2014-07-30T07:53:00</dc:date>
            </office:change-info>
          </text:insertion>
        </text:changed-region>
        <text:changed-region xml:id="ct106652631473152" text:id="ct106652631473152">
          <text:insertion>
            <office:change-info>
              <dc:creator>Carsten Ziegeler</dc:creator>
              <dc:date>2014-07-30T07:54:00</dc:date>
            </office:change-info>
          </text:insertion>
        </text:changed-region>
        <text:changed-region xml:id="ct106652631477184" text:id="ct106652631477184">
          <text:deletion>
            <office:change-info>
              <dc:creator>Carsten Ziegeler</dc:creator>
              <dc:date>2014-07-30T07:56:00</dc:date>
            </office:change-info>
            <text:p text:style-name="P2">If a</text:p>
          </text:deletion>
        </text:changed-region>
        <text:changed-region xml:id="ct106652631483136" text:id="ct106652631483136">
          <text:insertion>
            <office:change-info>
              <dc:creator>Carsten Ziegeler</dc:creator>
              <dc:date>2014-07-30T07:56:00</dc:date>
            </office:change-info>
          </text:insertion>
        </text:changed-region>
        <text:changed-region xml:id="ct105553119855360" text:id="ct105553119855360">
          <text:deletion>
            <office:change-info>
              <dc:creator>Carsten Ziegeler</dc:creator>
              <dc:date>2014-07-30T07:57:00</dc:date>
            </office:change-info>
            <text:p text:style-name="P2">reference of cardinality multiple is using the replace strategy and has the policy dynamic, it </text:p>
          </text:deletion>
        </text:changed-region>
        <text:changed-region xml:id="ct105553119812160" text:id="ct105553119812160">
          <text:insertion>
            <office:change-info>
              <dc:creator>Carsten Ziegeler</dc:creator>
              <dc:date>2014-07-30T07:57:00</dc:date>
            </office:change-info>
          </text:insertion>
        </text:changed-region>
        <text:changed-region xml:id="ct107202387281280" text:id="ct107202387281280">
          <text:deletion>
            <office:change-info>
              <dc:creator>Carsten Ziegeler</dc:creator>
              <dc:date>2014-07-30T08:00:00</dc:date>
            </office:change-info>
            <text:p text:style-name="P3">For cardinality multiple the component developer can decide between providing an implementation for the aggregate type or </text:p>
          </text:deletion>
        </text:changed-region>
        <text:changed-region xml:id="ct105553119898560" text:id="ct105553119898560">
          <text:deletion>
            <office:change-info>
              <dc:creator>Carsten Ziegeler</dc:creator>
              <dc:date>2014-07-30T07:45:00</dc:date>
            </office:change-info>
            <text:p text:style-name="P3">lettting</text:p>
          </text:deletion>
        </text:changed-region>
        <text:changed-region xml:id="ct107202387283392" text:id="ct107202387283392">
          <text:deletion>
            <office:change-info>
              <dc:creator>Carsten Ziegeler</dc:creator>
              <dc:date>2014-07-30T08:00:00</dc:date>
            </office:change-info>
            <text:p text:style-name="P3"><text:s/>the DS implementation pick an implementation.</text:p>
          </text:deletion>
        </text:changed-region>
        <text:changed-region xml:id="ct105553119919488" text:id="ct105553119919488">
          <text:insertion>
            <office:change-info>
              <dc:creator>Carsten Ziegeler</dc:creator>
              <dc:date>2014-07-30T08:04:00</dc:date>
            </office:change-info>
          </text:insertion>
        </text:changed-region>
        <text:changed-region xml:id="ct106102875695168" text:id="ct106102875695168">
          <text:deletion>
            <office:change-info>
              <dc:creator>Carsten Ziegeler</dc:creator>
              <dc:date>2014-07-30T08:01:00</dc:date>
            </office:change-info>
            <text:p text:style-name="P2">im</text:p>
          </text:deletion>
        </text:changed-region>
        <text:changed-region xml:id="ct105553119912768" text:id="ct105553119912768">
          <text:deletion>
            <office:change-info>
              <dc:creator>Carsten Ziegeler</dc:creator>
              <dc:date>2014-07-30T08:01:00</dc:date>
            </office:change-info>
            <text:p text:style-name="P2">by service ranking, highest ranking first. In the case of a clash, the services with a lower service ID are sorted before those with a higher one</text:p>
          </text:deletion>
        </text:changed-region>
        <text:changed-region xml:id="ct105553119901056" text:id="ct105553119901056">
          <text:insertion>
            <office:change-info>
              <dc:creator>Carsten Ziegeler</dc:creator>
              <dc:date>2014-07-30T08:01:00</dc:date>
            </office:change-info>
          </text:insertion>
        </text:changed-region>
        <text:changed-region xml:id="ct106102875709952" text:id="ct106102875709952">
          <text:insertion>
            <office:change-info>
              <dc:creator>Carsten Ziegeler</dc:creator>
              <dc:date>2014-07-30T08:02:00</dc:date>
            </office:change-info>
          </text:insertion>
        </text:changed-region>
        <text:changed-region xml:id="ct105553119829248" text:id="ct105553119829248">
          <text:deletion>
            <office:change-info>
              <dc:creator>Carsten Ziegeler</dc:creator>
              <dc:date>2014-07-30T08:02:00</dc:date>
            </office:change-info>
            <text:p text:style-name="P2">right after</text:p>
          </text:deletion>
        </text:changed-region>
        <text:changed-region xml:id="ct105553119874368" text:id="ct105553119874368">
          <text:insertion>
            <office:change-info>
              <dc:creator>Carsten Ziegeler</dc:creator>
              <dc:date>2014-07-30T08:02:00</dc:date>
            </office:change-info>
          </text:insertion>
        </text:changed-region>
        <text:changed-region xml:id="ct105553119911040" text:id="ct105553119911040">
          <text:deletion>
            <office:change-info>
              <dc:creator>Carsten Ziegeler</dc:creator>
              <dc:date>2014-07-30T08:02:00</dc:date>
            </office:change-info>
            <text:p text:style-name="P2">constructor</text:p>
          </text:deletion>
        </text:changed-region>
        <text:changed-region xml:id="ct107202387288384" text:id="ct107202387288384">
          <text:insertion>
            <office:change-info>
              <dc:creator>Carsten Ziegeler</dc:creator>
              <dc:date>2014-07-30T08:02:00</dc:date>
            </office:change-info>
          </text:insertion>
        </text:changed-region>
        <text:changed-region xml:id="ct106652631496000" text:id="ct106652631496000">
          <text:insertion>
            <office:change-info>
              <dc:creator>Carsten Ziegeler</dc:creator>
              <dc:date>2014-07-30T08:05:00</dc:date>
            </office:change-info>
          </text:insertion>
        </text:changed-region>
        <text:changed-region xml:id="ct105553119897984" text:id="ct105553119897984">
          <text:deletion>
            <office:change-info>
              <dc:creator>Carsten Ziegeler</dc:creator>
              <dc:date>2014-07-30T08:03:00</dc:date>
            </office:change-info>
            <text:p text:style-name="P2">im</text:p>
          </text:deletion>
        </text:changed-region>
        <text:changed-region xml:id="ct105553119910848" text:id="ct105553119910848">
          <text:deletion>
            <office:change-info>
              <dc:creator>Carsten Ziegeler</dc:creator>
              <dc:date>2014-07-30T08:03:00</dc:date>
            </office:change-info>
            <text:p text:style-name="P2"><text:s/>for the component code</text:p>
          </text:deletion>
        </text:changed-region>
        <text:changed-region xml:id="ct107202387298560" text:id="ct107202387298560">
          <text:deletion>
            <office:change-info>
              <dc:creator>Carsten Ziegeler</dc:creator>
              <dc:date>2014-07-30T08:06:00</dc:date>
            </office:change-info>
            <text:p text:style-name="P2">The same restrictions apply for the type of the aggregate as with using the replace strategy</text:p>
          </text:deletion>
        </text:changed-region>
        <text:changed-region xml:id="ct105553119818688" text:id="ct105553119818688">
          <text:insertion>
            <office:change-info>
              <dc:creator>Carsten Ziegeler</dc:creator>
              <dc:date>2014-07-30T08:06:00</dc:date>
            </office:change-info>
          </text:insertion>
        </text:changed-region>
        <text:changed-region xml:id="ct105553119902400" text:id="ct105553119902400">
          <text:insertion>
            <office:change-info>
              <dc:creator>Carsten Ziegeler</dc:creator>
              <dc:date>2014-07-30T08:08:00</dc:date>
            </office:change-info>
          </text:insertion>
        </text:changed-region>
        <text:changed-region xml:id="ct105553119906048" text:id="ct105553119906048">
          <text:deletion>
            <office:change-info>
              <dc:creator>Carsten Ziegeler</dc:creator>
              <dc:date>2014-07-30T08:08:00</dc:date>
            </office:change-info>
            <text:p text:style-name="P2">of the supported types. <text:s/>As all supported types are subtypes of <text:span text:style-name="T2">java.util.Collection</text:span>,</text:p>
          </text:deletion>
        </text:changed-region>
        <text:changed-region xml:id="ct106102875699392" text:id="ct106102875699392">
          <text:insertion>
            <office:change-info>
              <dc:creator>Carsten Ziegeler</dc:creator>
              <dc:date>2014-07-30T08:09:00</dc:date>
            </office:change-info>
          </text:insertion>
        </text:changed-region>
        <text:changed-region xml:id="ct106102875715904" text:id="ct106102875715904">
          <text:insertion>
            <office:change-info>
              <dc:creator>Carsten Ziegeler</dc:creator>
              <dc:date>2014-07-30T08:10:00</dc:date>
            </office:change-info>
          </text:insertion>
        </text:changed-region>
        <text:changed-region xml:id="ct106652631469120" text:id="ct106652631469120">
          <text:insertion>
            <office:change-info>
              <dc:creator>Carsten Ziegeler</dc:creator>
              <dc:date>2014-07-30T08:11:00</dc:date>
            </office:change-info>
          </text:insertion>
        </text:changed-region>
        <text:changed-region xml:id="ct107202387292416" text:id="ct107202387292416">
          <text:insertion>
            <office:change-info>
              <dc:creator>Carsten Ziegeler</dc:creator>
              <dc:date>2014-07-30T08:12:00</dc:date>
            </office:change-info>
          </text:insertion>
        </text:changed-region>
        <text:changed-region xml:id="ct105553119918144" text:id="ct105553119918144">
          <text:insertion>
            <office:change-info>
              <dc:creator>Carsten Ziegeler</dc:creator>
              <dc:date>2014-07-30T08:25:00</dc:date>
            </office:change-info>
          </text:insertion>
        </text:changed-region>
        <text:changed-region xml:id="ct107202387283200" text:id="ct107202387283200">
          <text:insertion>
            <office:change-info>
              <dc:creator>Carsten Ziegeler</dc:creator>
              <dc:date>2014-07-30T08:26:00</dc:date>
            </office:change-info>
          </text:insertion>
        </text:changed-region>
        <text:changed-region xml:id="ct105553119917952" text:id="ct105553119917952">
          <text:insertion>
            <office:change-info>
              <dc:creator>Carsten Ziegeler</dc:creator>
              <dc:date>2014-07-30T08:14:00</dc:date>
            </office:change-info>
          </text:insertion>
        </text:changed-region>
        <text:changed-region xml:id="ct106652631492544" text:id="ct106652631492544">
          <text:deletion>
            <office:change-info>
              <dc:creator>Carsten Ziegeler</dc:creator>
              <dc:date>2014-07-30T08:14:00</dc:date>
            </office:change-info>
            <text:p text:style-name="P2">never be altered </text:p>
          </text:deletion>
        </text:changed-region>
        <text:changed-region xml:id="ct106652631491584" text:id="ct106652631491584">
          <text:deletion>
            <office:change-info>
              <dc:creator>Carsten Ziegeler</dc:creator>
              <dc:date>2014-07-30T08:15:00</dc:date>
            </office:change-info>
            <text:p text:style-name="P2">However, t</text:p>
          </text:deletion>
        </text:changed-region>
        <text:changed-region xml:id="ct106652631490816" text:id="ct106652631490816">
          <text:insertion>
            <office:change-info>
              <dc:creator>Carsten Ziegeler</dc:creator>
              <dc:date>2014-07-30T08:15:00</dc:date>
            </office:change-info>
          </text:insertion>
        </text:changed-region>
        <text:changed-region xml:id="ct106652631485056" text:id="ct106652631485056">
          <text:insertion>
            <office:change-info>
              <dc:creator>Carsten Ziegeler</dc:creator>
              <dc:date>2014-07-30T08:15:00</dc:date>
            </office:change-info>
          </text:insertion>
        </text:changed-region>
        <text:changed-region xml:id="ct105553119913920" text:id="ct105553119913920">
          <text:deletion>
            <office:change-info>
              <dc:creator>Carsten Ziegeler</dc:creator>
              <dc:date>2014-07-30T08:15:00</dc:date>
            </office:change-info>
            <text:p text:style-name="P2">this from with the DS implementation</text:p>
          </text:deletion>
        </text:changed-region>
        <text:changed-region xml:id="ct105553119905472" text:id="ct105553119905472">
          <text:insertion>
            <office:change-info>
              <dc:creator>Carsten Ziegeler</dc:creator>
              <dc:date>2014-07-30T08:15:00</dc:date>
            </office:change-info>
          </text:insertion>
        </text:changed-region>
        <text:changed-region xml:id="ct105553119834240" text:id="ct105553119834240">
          <text:deletion>
            <office:change-info>
              <dc:creator>Carsten Ziegeler</dc:creator>
              <dc:date>2014-07-30T08:16:00</dc:date>
            </office:change-info>
            <text:p text:style-name="P2">up to the component developer to follow this rule.</text:p>
          </text:deletion>
        </text:changed-region>
        <text:changed-region xml:id="ct105553117833280" text:id="ct105553117833280">
          <text:insertion>
            <office:change-info>
              <dc:creator>Carsten Ziegeler</dc:creator>
              <dc:date>2014-07-30T08:16:00</dc:date>
            </office:change-info>
          </text:insertion>
        </text:changed-region>
        <text:changed-region xml:id="ct105553119916224" text:id="ct105553119916224">
          <text:insertion>
            <office:change-info>
              <dc:creator>Carsten Ziegeler</dc:creator>
              <dc:date>2014-07-30T08:17:00</dc:date>
            </office:change-info>
          </text:insertion>
        </text:changed-region>
        <text:changed-region xml:id="ct105553119907776" text:id="ct105553119907776">
          <text:deletion>
            <office:change-info>
              <dc:creator>Carsten Ziegeler</dc:creator>
              <dc:date>2014-07-30T08:17:00</dc:date>
            </office:change-info>
            <text:p text:style-name="P2">:</text:p>
          </text:deletion>
        </text:changed-region>
        <text:changed-region xml:id="ct105553119816576" text:id="ct105553119816576">
          <text:deletion>
            <office:change-info>
              <dc:creator>Carsten Ziegeler</dc:creator>
              <dc:date>2014-07-30T08:17:00</dc:date>
            </office:change-info>
            <text:p text:style-name="P4"><text:span text:style-name="T3">volatile</text:span><text:span text:style-name="T4"> </text:span></text:p>
          </text:deletion>
        </text:changed-region>
        <text:changed-region xml:id="ct105553119917184" text:id="ct105553119917184">
          <text:insertion>
            <office:change-info>
              <dc:creator>Carsten Ziegeler</dc:creator>
              <dc:date>2014-07-30T08:17:00</dc:date>
            </office:change-info>
          </text:insertion>
        </text:changed-region>
        <text:changed-region xml:id="ct106652631453184" text:id="ct106652631453184">
          <text:insertion>
            <office:change-info>
              <dc:creator>Carsten Ziegeler</dc:creator>
              <dc:date>2014-07-30T07:27:00</dc:date>
            </office:change-info>
          </text:insertion>
        </text:changed-region>
        <text:changed-region xml:id="ct107202387292032" text:id="ct107202387292032">
          <text:deletion>
            <office:change-info>
              <dc:creator>Carsten Ziegeler</dc:creator>
              <dc:date>2014-07-30T07:31:00</dc:date>
            </office:change-info>
            <text:p text:style-name="P5">A new <text:span text:style-name="T2">AbstractReferenceDTO</text:span> is introduced holding the common information for both field and method injection, <text:span text:style-name="T2">ReferenceDTO</text:span> and the new <text:span text:style-name="T2">FieldReferenceDTO</text:span> inherit from that base class. </text:p>
            <text:p text:style-name="P5">TODO: Better name for AbstractReferenceDTO ?</text:p>
            <text:p text:style-name="P5">TODO: Rename ReferenceDTO to something like MethodReferenceDTO ? We might have constructor injection in a future vers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11"/>
      <text:p text:style-name="P32">Draft<text:line-break/><text:line-break/><text:page-count>15</text:page-count> Pages</text:p>
      <text:p text:style-name="P31"/>
      <text:p text:style-name="P37">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8">This RFC focuses on field injection for Declarative Services.</text:p>
      <text:h text:style-name="P43" text:outline-level="1" text:restart-numbering="true" text:start-value="-1">Document Information</text:h>
      <text:h text:style-name="P44" text:outline-level="2">License</text:h>
      <text:p text:style-name="P28">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44" text:outline-level="2">Trademarks</text:h>
      <text:p text:style-name="P2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5</text:p>
          <text:p text:style-name="P40">2 Application Domain<text:tab/>5</text:p>
          <text:p text:style-name="P41">2.1 Terminology + Abbreviations<text:tab/>5</text:p>
          <text:p text:style-name="P40">3 Problem Description<text:tab/>6</text:p>
          <text:p text:style-name="P40">4 Requirements<text:tab/>6</text:p>
          <text:p text:style-name="P40">5 Technical Solution<text:tab/>7</text:p>
          <text:p text:style-name="P41">5.1 Supported Field Types<text:tab/>7</text:p>
          <text:p text:style-name="P41">5.2 Field Injection Strategies<text:tab/>8</text:p>
          <text:p text:style-name="P41">5.3 Aggregate Types<text:tab/>9</text:p>
          <text:p text:style-name="P42">5.3.1 Replace Strategy<text:tab/>9</text:p>
          <text:p text:style-name="P42">5.3.2 EventUpdate Strategy<text:tab/>9</text:p>
          <text:p text:style-name="P41">5.4 XML Schema<text:tab/>10</text:p>
          <text:p text:style-name="P41">5.5 Annotation<text:tab/>10</text:p>
          <text:p text:style-name="P41">5.6 Component Development<text:tab/>11</text:p>
          <text:p text:style-name="P41">5.7 Examples<text:tab/>11</text:p>
          <text:p text:style-name="P41"><text:soft-page-break/>5.8 Updates to DS<text:tab/>12</text:p>
          <text:p text:style-name="P40">6 Data Transfer Objects<text:tab/>12</text:p>
          <text:p text:style-name="P40">7 Javadoc<text:tab/>13</text:p>
          <text:p text:style-name="P40">8 Considered Alternatives<text:tab/>13</text:p>
          <text:p text:style-name="P41">8.1 Byte Code Generation<text:tab/>13</text:p>
          <text:p text:style-name="P41">8.2 Volatile vs AtomicXXX<text:tab/>13</text:p>
          <text:p text:style-name="P41">8.3 Support for Collections in Methods<text:tab/>13</text:p>
          <text:p text:style-name="P40">9 Security Considerations<text:tab/>14</text:p>
          <text:p text:style-name="P40">10 Document Support<text:tab/>14</text:p>
          <text:p text:style-name="P41">10.1 References<text:tab/>14</text:p>
          <text:p text:style-name="P41">10.2 Author’s Address<text:tab/>14</text:p>
          <text:p text:style-name="P41">10.3 Acronyms and Abbreviations<text:tab/>14</text:p>
          <text:p text:style-name="P41">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4-07-04">
            <text:p text:style-name="P20">04.07.14</text:p>
          </table:table-cell>
          <table:table-cell table:style-name="Table1.C1" office:value-type="string">
            <text:p text:style-name="P20">Initial proposal – replace strategy</text:p>
            <text:p text:style-name="P20">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17">
            <text:p text:style-name="P20">17.07.14</text:p>
          </table:table-cell>
          <table:table-cell table:style-name="Table1.C3" office:value-type="string">
            <text:p text:style-name="P20">Update</text:p>
            <text:p text:style-name="P20">Different strategies – event and replace</text:p>
            <text:p text:style-name="P20">Avoid type evaluation at runtime</text:p>
            <text:p text:style-name="P20">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25">
            <text:p text:style-name="P20">25.07.14</text:p>
          </table:table-cell>
          <table:table-cell table:style-name="Table1.C3" office:value-type="string">
            <text:p text:style-name="P20">Update based on CPEG call:</text:p>
            <text:p text:style-name="P20">Removed support for some types, clarified field handling mechanism, renamed event strategy to update strategy</text:p>
            <text:p text:style-name="P20">Carsten Ziegeler (Adobe Systems Incorporated)</text:p>
          </table:table-cell>
        </table:table-row>
        <text:soft-page-break/>
        <table:table-row table:style-name="Table1.2">
          <table:table-cell table:style-name="Table1.A3" office:value-type="string">
            <text:p text:style-name="P33">Update</text:p>
          </table:table-cell>
          <table:table-cell table:style-name="Table1.B3" office:value-type="date" office:date-value="2014-07-30">
            <text:p text:style-name="P20">30.07.14</text:p>
          </table:table-cell>
          <table:table-cell table:style-name="Table1.C3" office:value-type="string">
            <text:p text:style-name="P20">Updated based on CPEG Virtual F2F</text:p>
            <text:p text:style-name="P20">Carsten Ziegeler (Adobe Systems Incorporated)</text:p>
          </table:table-cell>
        </table:table-row>
      </table:table>
      <text:p text:style-name="Body"/>
      <text:h text:style-name="Heading_20_1" text:outline-level="1">Introduction</text:h>
      <text:p text:style-name="P19">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5">This RFC focuses on field injection for Declarative Services.</text:p>
      <text:h text:style-name="Heading_20_1" text:outline-level="1">Application Domain</text:h>
      <text:p text:style-name="P1">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In other component models, like Apache Felix iPojo, CDI or the Spring Framework, field injection is very popular and field injection missing in DS has always been a larger criticism against DS.</text:p>
      <text:p text:style-name="P1">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text:change-start text:change-id="ct106102875693824"/>higher<text:change-end text:change-id="ct106102875693824"/><text:change text:change-id="ct106102875658112"/> number.</text:p>
      <text:h text:style-name="Heading_20_2" text:outline-level="2"><text:soft-page-break/>Terminology + Abbreviations</text:h>
      <text:p text:style-name="P39">DS<text:tab/>Declarative Services</text:p>
      <text:p text:style-name="P39">POJO<text:tab/>Plain old Java Object; term use for objects not implementing and framework specific plumbing such as Servlet API, Spring API, or OSGi API.</text:p>
      <text:p text:style-name="P1">SCR <text:s text:c="5"/>Service Components Runtime; generally the implementation of the Declarative Services Specification; also the name of the Apache Felix implementation (Apache Felix SCR).</text:p>
      <text:h text:style-name="Heading_20_1" text:outline-level="1">Problem Description</text:h>
      <text:p text:style-name="P23">The current DS component model for handling references supports two different ways, the lookup strategy and the event strategy. When using the lookup strategy, a service is lookup through the <text:span text:style-name="T2">ComponentContext</text:span> each time it is used. The event strategy is based on implementing bind/unbind/update methods. The model describes when and in <text:span text:style-name="T6">which order these methods are invoked. This depends on the cardinality of the reference (unary or multiple), whether the reference is mandatory and whether the reference is dynamic or static.</text:span></text:p>
      <text:p text:style-name="P25">Field injection can be added to the model in two ways:</text:p>
      <text:list xml:id="list50494757176493769" text:style-name="L4">
        <text:list-item>
          <text:p text:style-name="P48">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8">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25">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Requirements</text:h>
      <text:p text:style-name="P22">FID001 – The solution MUST provide a way to define field injection when developing DS components.</text:p>
      <text:p text:style-name="P22"><text:soft-page-break/>FID002 – The solution MUST support the same functionality as the reference handling through methods.</text:p>
      <text:p text:style-name="P22">FID003 – The solution SHOULD outline the implications for the component developer with respect to thread safety concerns for accessing the value of the injected field.</text:p>
      <text:p text:style-name="P22">FID004 – The solution SHOULD not be tied to Java 5+. It should be usable with lower Java versions.</text:p>
      <text:p text:style-name="P22"/>
      <text:h text:style-name="Heading_20_1" text:outline-level="1">Technical Solution</text:h>
      <text:p text:style-name="Body">The technical solution proposes <text:span text:style-name="T1">changes in DS, enhancing the XML schema and a new annotation for field injection.</text:span></text:p>
      <text:p text:style-name="P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3">If a field references a service of type <text:span text:style-name="T8">SE</text:span> and <text:span text:style-name="T8">IN</text:span> is a type that is assignable from <text:span text:style-name="T8">SE</text:span>, the following types are supported for a field of cardinality unary:</text:p>
      <text:list xml:id="list491385331211385895" text:style-name="L1">
        <text:list-item>
          <text:p text:style-name="P63">IN</text:p>
        </text:list-item>
        <text:list-item>
          <text:p text:style-name="P61">org.osgi.framework.ServiceReference</text:p>
        </text:list-item>
        <text:list-item>
          <text:p text:style-name="P61">org.osgi.framework.ServiceObjects</text:p>
        </text:list-item>
        <text:list-item>
          <text:p text:style-name="P58"><text:span text:style-name="T2">java.util.Map</text:span> for injecting the service properties (Map&lt;String, Object&gt;)</text:p>
        </text:list-item>
        <text:list-item>
          <text:p text:style-name="P61">java.util.Map.Entry <text:span text:style-name="T1">- the key of the entry is a map containing the service properties (Map&lt;String, Object&gt;) and the value is the service (IN).</text:span></text:p>
        </text:list-item>
      </text:list>
      <text:p text:style-name="P2"/>
      <text:p text:style-name="P2">The <text:span text:style-name="T2">java.util.Map</text:span> containing the service properties additionally implements <text:span text:style-name="T2">Comparable</text:span>. The <text:span text:style-name="T2">compareTo()</text:span> method compares map objects <text:change-start text:change-id="ct105553119824448"/>in the same way <text:span text:style-name="T2">ServiceReference.compareTo</text:span> does <text:change-end text:change-id="ct105553119824448"/>based on service ranking and service id<text:change text:change-id="ct106652631468928"/>. The provided <text:span text:style-name="T2">java.util.Map.Entry</text:span> implements <text:span text:style-name="T2">Comparable</text:span> in the same way.</text:p>
      <text:p text:style-name="P2"/>
      <text:p text:style-name="P2">For a field reference of cardinality multiple different aggregate types of one of the unary types as defined above are supported:</text:p>
      <text:p text:style-name="P2"/>
      <text:list xml:id="list7443064009374652531" text:style-name="L2">
        <text:list-item>
          <text:p text:style-name="P64">java.util.Collection</text:p>
        </text:list-item>
        <text:list-item>
          <text:p text:style-name="P62">java.util.List</text:p>
        </text:list-item>
        <text:list-item>
          <text:p text:style-name="P59">any <text:change text:change-id="ct107202387287232"/><text:change-start text:change-id="ct107202387289344"/>type assignable to <text:change-end text:change-id="ct107202387289344"/><text:change text:change-id="ct105553119907584"/><text:change text:change-id="ct105553119829440"/><text:change-start text:change-id="ct105553119821184"/><text:span text:style-name="T2">java.util.Collection</text:span><text:change-end text:change-id="ct105553119821184"/> if <text:change-start text:change-id="ct106652629453376"/>the component provides the implementation and <text:change-end text:change-id="ct106652629453376"/>the <text:span text:style-name="T2">update</text:span> strategy is used for this field (see below)</text:p>
        </text:list-item>
      </text:list>
      <text:p text:style-name="P2"/>
      <text:p text:style-name="P2"><text:soft-page-break/>Other field types are not supported. If a component is using an unsupported type, the component is not activated and the error <text:change-start text:change-id="ct106652631464512"/>situation<text:change-end text:change-id="ct106652631464512"/><text:change text:change-id="ct106652631466624"/> must be logged. Tooling might already detect the situation at build time and can issue an error to the developer.</text:p>
      <text:p text:style-name="P2"/>
      <text:p text:style-name="P2">At runtime, the DS implementation reads the component XML (see <text:bookmark-ref text:reference-format="chapter" text:ref-name="__RefHeading__1077_627894780">5.4</text:bookmark-ref>) and therefore gets the cardinality of the field and the type of the reference <text:span text:style-name="T8">SE</text:span>. If the cardinality is unary, the DS implementation can detect the type of the field through reflection. For the rare case that the referenced service is one of <text:span text:style-name="T2">ServiceReference, ServiceObjects, java.util.Map </text:span>or<text:span text:style-name="T2"> java.util.Map.Entry</text:span> and the same type is used for the field, only the service itself will be injected into the field.</text:p>
      <text:p text:style-name="P2"/>
      <text:p text:style-name="P2">For cardinality multiple the aggregate type is always a subtype of <text:span text:style-name="T2">java.util.Collection</text:span><text:span text:style-name="T1">, the XML contains the information about the aggregated type</text:span><text:span text:style-name="T2">.</text:span></text:p>
      <text:h text:style-name="Heading_20_2" text:outline-level="2">Field Injection Strategies<text:change-start text:change-id="ct107202387288192"/></text:h>
      <text:p text:style-name="Body"><text:change-end text:change-id="ct107202387288192"/><text:change-start text:change-id="ct107202387281088"/></text:p>
      <text:h text:style-name="Heading_20_3" text:outline-level="3">Static References<text:change-end text:change-id="ct107202387281088"/></text:h>
      <text:p text:style-name="Body"><text:change-start text:change-id="ct106652631464896"/><text:span text:style-name="T1">For fields holding a static reference, either unary or multiple, the value of the field is set once before the </text:span><text:change-end text:change-id="ct106652631464896"/><text:change-start text:change-id="ct105553119818304"/><text:span text:style-name="T1">component activator is called and never touched again by DS. The usage of the provided value is therefore thread-safe. If a change in the referenced services occurs, the component instance is discarded and a new instance is created.</text:span><text:change-end text:change-id="ct105553119818304"/><text:change-start text:change-id="ct106652631454336"/><text:span text:style-name="T1"> </text:span><text:change-end text:change-id="ct106652631454336"/><text:change-start text:change-id="ct106102875685184"/><text:span text:style-name="T1">For static references only this strategy, named the </text:span><text:span text:style-name="T2">replace</text:span><text:span text:style-name="T1"> strategy, is allowed and therefore for </text:span><text:change-end text:change-id="ct106102875685184"/><text:change-start text:change-id="ct105553119901248"/><text:span text:style-name="T1">static references of cardinality multiple, DS will always provide the implementation of the collection. If a different strategy is specified in the XML</text:span><text:change-end text:change-id="ct105553119901248"/><text:change-start text:change-id="ct107202387285888"/><text:span text:style-name="T1">, the component is not activated and this error must be logged.</text:span><text:change-end text:change-id="ct107202387285888"/><text:change-start text:change-id="ct106102875655616"/></text:p>
      <text:h text:style-name="Heading_20_3" text:outline-level="3"><text:change-end text:change-id="ct106102875655616"/><text:change-start text:change-id="ct105553119838464"/><text:span text:style-name="T1">Unary </text:span><text:change-end text:change-id="ct105553119838464"/><text:change-start text:change-id="ct105553119910464"/><text:span text:style-name="T1">Dynamic References</text:span></text:h>
      <text:p text:style-name="Body"><text:change-end text:change-id="ct105553119910464"/><text:span text:style-name="T1">For fields of cardinality unary the </text:span><text:span text:style-name="T2">replace</text:span><text:span text:style-name="T1"> strategy is always used. With this strategy the value of the field is replaced whenever changes regarding the referenced service occur. The field is set by DS in the same way and order as DS would call the methods for method injection:</text:span></text:p>
      <text:list xml:id="list6554123916619919856" text:style-name="L5">
        <text:list-item>
          <text:p text:style-name="P47">If the reference becomes satisfied, the field is set to a value according to the used type</text:p>
        </text:list-item>
        <text:list-item>
          <text:p text:style-name="P47">If the bound service is replaced (see 112.5.10), the field is set to the new value.</text:p>
        </text:list-item>
        <text:list-item>
          <text:p text:style-name="P49"><text:span text:style-name="T1">If a reference becomes unsatisfied, the field is set to </text:span><text:span text:style-name="T2">null</text:span><text:span text:style-name="T1">.</text:span></text:p>
        </text:list-item>
        <text:list-item>
          <text:p text:style-name="P49"><text:span text:style-name="T1">If the service properties of a bound service are modified, the value of the field is updated if it contains the service properties (</text:span><text:span text:style-name="T2">java.util.Map</text:span><text:span text:style-name="T1"> or </text:span><text:span text:style-name="T2">java.util.Map.Entry</text:span><text:span text:style-name="T1">). In other cases the field does not need to be updated as the value of the field does not change.</text:span></text:p>
        </text:list-item>
      </text:list>
      <text:p text:style-name="P2"/>
      <text:p text:style-name="P2"><text:change text:change-id="ct105553119911808"/><text:change-start text:change-id="ct105553119895872"/>The field<text:change-end text:change-id="ct105553119895872"/> must be declared as volatile. Otherwise other threads than the thread setting the field might never see an update of the field. If a component is using a non-volatile field for injection a dynamic unary reference, the component is not activated. This error must be logged. In addition, the tooling processing an annotated field should already signal an error for this situation.<text:change-start text:change-id="ct105553119902592"/></text:p>
      <text:p text:style-name="P2"><text:change-end text:change-id="ct105553119902592"/><text:change-start text:change-id="ct106102875691904"/></text:p>
      <text:h text:style-name="Heading_20_3" text:outline-level="3"><text:change-end text:change-id="ct106102875691904"/><text:change-start text:change-id="ct105553119909696"/>Multiple Dynamic References<text:change-end text:change-id="ct105553119909696"/></text:h>
      <text:p text:style-name="Body"><text:span text:style-name="T1">For fields </text:span><text:change-start text:change-id="ct105553119905088"/><text:span text:style-name="T1">with a dynamic reference </text:span><text:change-end text:change-id="ct105553119905088"/><text:span text:style-name="T1">of type multiple two different strategies can be used: the </text:span><text:span text:style-name="T2">replace</text:span><text:span text:style-name="T1"> and the </text:span><text:span text:style-name="T17">update</text:span><text:span text:style-name="T1"> strategy. </text:span><text:change-start text:change-id="ct106102875671936"/></text:p>
      <text:h text:style-name="Heading_20_3" text:outline-level="3"><text:span text:style-name="T1">Multiple Dynamic References </text:span><text:change-end text:change-id="ct106102875671936"/><text:change-start text:change-id="ct106652631495808"/><text:span text:style-name="T1">–</text:span><text:change-end text:change-id="ct106652631495808"/><text:change-start text:change-id="ct106652631496384"/><text:span text:style-name="T1"> Update Strategy</text:span></text:h>
      <text:p text:style-name="Body"><text:change-end text:change-id="ct106652631496384"/><text:span text:style-name="T1">In the case of the </text:span><text:span text:style-name="T18">update</text:span><text:span text:style-name="T1"> strategy for references of cardinality </text:span><text:change-start text:change-id="ct106102873646976"/><text:span text:style-name="T1">multiple</text:span><text:change-end text:change-id="ct106102873646976"/><text:change text:change-id="ct106102875681344"/><text:span text:style-name="T1">, the field is set once to the corresponding aggregate implementation (see below) and whenever changes to the set of referenced services occur, the collection is directly modified:</text:span></text:p>
      <text:list xml:id="list1738479394676549553" text:style-name="L3">
        <text:list-item>
          <text:p text:style-name="P57"><text:soft-page-break/>If a developer is providing an implementation for the aggregate type, this needs to be done as part of the component object construction. If the field does not contain a value after constructing the object, it is set by the DS implementation <text:change text:change-id="ct106652631463744"/><text:change-start text:change-id="ct106652631470848"/>before the component activator is <text:change-end text:change-id="ct106652631470848"/><text:change-start text:change-id="ct106102875700928"/>called<text:change-end text:change-id="ct106102875700928"/>. (More about the aggregate implementation in chapter <text:bookmark-ref text:reference-format="chapter" text:ref-name="__RefHeading__1079_627894780">5.3</text:bookmark-ref>.)</text:p>
        </text:list-item>
        <text:list-item>
          <text:p text:style-name="P57">For each bound service, <text:span text:style-name="T2">Collection.add()</text:span> is called on the aggregate.</text:p>
        </text:list-item>
        <text:list-item>
          <text:p text:style-name="P57">If a service is unbound, <text:span text:style-name="T2">Collection.remove()</text:span> is called on the <text:change-start text:change-id="ct105553119908544"/>aggregate.<text:change-end text:change-id="ct105553119908544"/><text:change text:change-id="ct105553119899712"/></text:p>
        </text:list-item>
        <text:list-item>
          <text:p text:style-name="P57">If the service properties of a bound service are modified, <text:span text:style-name="T2">Collection.add()</text:span> followed by <text:span text:style-name="T2">Collection.remove()</text:span> is called if the aggregated type contains the service properties (<text:span text:style-name="T2">java.util.Map</text:span> or <text:span text:style-name="T2">java.util.Map.Entry</text:span>). In other cases, the collection is not modified.</text:p>
        </text:list-item>
      </text:list>
      <text:p text:style-name="P2"><text:change-start text:change-id="ct105553119829056"/></text:p>
      <text:h text:style-name="Heading_20_3" text:outline-level="3">Multiple Dynamic References – Replace Strategy<text:change-end text:change-id="ct105553119829056"/></text:h>
      <text:p text:style-name="Body"><text:span text:style-name="T1">With the </text:span><text:span text:style-name="T2">replace</text:span><text:span text:style-name="T1"> strategy, always a new </text:span><text:change text:change-id="ct105553119817920"/><text:span text:style-name="T1">mutable collection is created and set as the value of the field. The field is set by DS in the same way and order as DS would call the methods for method injection:</text:span></text:p>
      <text:list xml:id="list1766094424" text:continue-numbering="true" text:style-name="L3">
        <text:list-item>
          <text:p text:style-name="P57"><text:change text:change-id="ct105553119822336"/><text:change-start text:change-id="ct105553119873216"/>Before<text:change-end text:change-id="ct105553119873216"/> the component <text:change-start text:change-id="ct106652631464128"/>activator <text:change-end text:change-id="ct106652631464128"/>is <text:change text:change-id="ct106652631476800"/><text:change-start text:change-id="ct106652631466240"/>called<text:change-end text:change-id="ct106652631466240"/>, the field is initialized with a<text:change text:change-id="ct106102873647360"/> collection<text:change-start text:change-id="ct106102875680768"/> containing the currentl<text:change-end text:change-id="ct106102875680768"/><text:change-start text:change-id="ct106652631473152"/>y bound references<text:change-end text:change-id="ct106652631473152"/>. A value set by component code as part of construction the instance will be overwritten.</text:p>
        </text:list-item>
        <text:list-item>
          <text:p text:style-name="P57">When a new service is bound, the field is set to a new collection including the new service.</text:p>
        </text:list-item>
        <text:list-item>
          <text:p text:style-name="P57">When a service is unbound, the field is set to a new collection without that service. If there is no matching service, an empty collection is set as the value.</text:p>
        </text:list-item>
        <text:list-item>
          <text:p text:style-name="P57">If the service properties of a bound service are modified, the field is updated with a new collection if the aggregated type contains the service properties (<text:span text:style-name="T2">java.util.Map</text:span> or <text:span text:style-name="T2">java.util.Map.Entry</text:span>).</text:p>
        </text:list-item>
      </text:list>
      <text:p text:style-name="P2"/>
      <text:p text:style-name="P2"><text:change text:change-id="ct106652631477184"/><text:change-start text:change-id="ct106652631483136"/>The<text:change-end text:change-id="ct106652631483136"/> field <text:change text:change-id="ct105553119855360"/>must be declared as volatile. Otherwise other threads than the thread setting the field might never see an update of the field. If a component is using a non-volatile field for injection in this case, the component is not activate<text:change-start text:change-id="ct105553119812160"/>d<text:change-end text:change-id="ct105553119812160"/>. This error must be logged. In addition, the tooling processing an annotated field should already signal an error for this situation.</text:p>
      <text:p text:style-name="P3"/>
      <text:h text:style-name="P45" text:outline-level="2"><text:bookmark-start text:name="__RefHeading__1079_627894780"/>Aggregate Types<text:bookmark-end text:name="__RefHeading__1079_627894780"/></text:h>
      <text:p text:style-name="P3"><text:change text:change-id="ct107202387281280"/><text:change text:change-id="ct105553119898560"/><text:change text:change-id="ct107202387283392"/></text:p>
      <text:h text:style-name="Heading_20_3" text:outline-level="3">Replace Strategy</text:h>
      <text:p text:style-name="P3">If the replace strategy is used, the DS implementation will pick the aggregate implementation. The aggregate type of the field must be one of</text:p>
      <text:list xml:id="list1628619723408820964" text:style-name="L6">
        <text:list-item>
          <text:p text:style-name="P65">java.util.Collection</text:p>
        </text:list-item>
        <text:list-item>
          <text:p text:style-name="P65">java.util.List</text:p>
        </text:list-item>
      </text:list>
      <text:p text:style-name="P2">Other field types are not supported for the replace strategy.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2">The collection is <text:change-start text:change-id="ct105553119919488"/>based on object identify, <text:change-end text:change-id="ct105553119919488"/><text:change text:change-id="ct106102875695168"/>mutable and sorted <text:change text:change-id="ct105553119912768"/><text:change-start text:change-id="ct105553119901056"/>as described by <text:span text:style-name="T2">ServiceRef</text:span><text:change-end text:change-id="ct105553119901056"/><text:change-start text:change-id="ct106102875709952"/><text:span text:style-name="T2">erence.compareTo()</text:span><text:change-end text:change-id="ct106102875709952"/>. </text:p>
      <text:p text:style-name="P2"/>
      <text:h text:style-name="Heading_20_3" text:outline-level="3">Update Strategy</text:h>
      <text:p text:style-name="P2"/>
      <text:p text:style-name="P2"><text:soft-page-break/>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text:change text:change-id="ct105553119829248"/><text:change-start text:change-id="ct105553119874368"/>before<text:change-end text:change-id="ct105553119874368"/> the <text:change text:change-id="ct105553119911040"/><text:change-start text:change-id="ct107202387288384"/>component activator<text:change-end text:change-id="ct107202387288384"/> is called. </text:p>
      <text:p text:style-name="P2"/>
      <text:p text:style-name="P2">If the DS implementation provides the implementation of the aggregate type, the provided collection is <text:change-start text:change-id="ct106652631496000"/>based on object identity, <text:change-end text:change-id="ct106652631496000"/>thread safe and can safely be used concurrently. The collection is <text:change text:change-id="ct105553119897984"/>mutable<text:change text:change-id="ct105553119910848"/>, however the collection is not sorted.<text:change text:change-id="ct107202387298560"/>. <text:change-start text:change-id="ct105553119818688"/>The type of the field must either be <text:span text:style-name="T2">java.util.Collection</text:span> or <text:span text:style-name="T2">java.util.List</text:span>. If a different type is used, the component is not activated and an error is logged. Tooling can already detect this error at build time. <text:change-end text:change-id="ct105553119818688"/>The field must not be declared final. If it is declared as final, the component is not activated and an error must be logged. Tooling can already detect this error at build time and report it to the developer.</text:p>
      <text:p text:style-name="P2"/>
      <text:p text:style-name="P2">If the component developer provides an implementation for the aggregate type, the field needs to be set during construction of the instance. The type of the field can be any <text:change-start text:change-id="ct105553119902400"/>type assignable to j<text:span text:style-name="T2">ava.util.Collection.</text:span><text:change-end text:change-id="ct105553119902400"/><text:change text:change-id="ct105553119906048"/> <text:s/><text:span text:style-name="T2">Collection.add</text:span> and <text:span text:style-name="T2">Collection.remove</text:span> are used on the aggregate type to update the aggregate. A developer should not rely on <text:span text:style-name="T2">equals</text:span> or <text:span text:style-name="T2">hashCode</text:span> of the provided objects to detect which object to remove from the collection. It should rather be checked for identity of the object. The DS implementation ensures to pass the same object to the <text:span text:style-name="T2">remove</text:span> method as it passed to the <text:span text:style-name="T2">add</text:span> method. In addition, a thread safe aggregate implementation must be used or the access needs to be properly synchronized to avoid runtime errors like a concurrent modification exception.<text:change-start text:change-id="ct106102875699392"/> The field should be declared as final<text:change-end text:change-id="ct106102875699392"/><text:change-start text:change-id="ct106102875715904"/>. The DS implementation is always treating the field as if declared final and might cache the field value<text:change-end text:change-id="ct106102875715904"/><text:change-start text:change-id="ct106652631469120"/> and therefore will never be aware of any changes to the field value.<text:change-end text:change-id="ct106652631469120"/></text:p>
      <text:p text:style-name="P2"/>
      <text:p text:style-name="P2"/>
      <text:h text:style-name="Heading_20_2" text:outline-level="2"><text:bookmark-start text:name="__RefHeading__1077_627894780"/>XML Schema<text:bookmark-end text:name="__RefHeading__1077_627894780"/></text:h>
      <text:p text:style-name="Body"><text:span text:style-name="T1">For field injection a new element </text:span><text:span text:style-name="T13">field-reference</text:span><text:span text:style-name="T1"> is added to the component XML schema with the attributes </text:span><text:span text:style-name="T13">policy</text:span><text:span text:style-name="T1">, </text:span><text:span text:style-name="T13">policy-option, cardinality, </text:span><text:span text:style-name="T13">scope, </text:span><text:span text:style-name="T13">target</text:span><text:span text:style-name="T1"> and </text:span><text:span text:style-name="T13">interface</text:span><text:span text:style-name="T1">. These attributes have the same values and meaning as those for the </text:span><text:span text:style-name="T13">reference</text:span><text:span text:style-name="T1"> element. The attribute </text:span><text:span text:style-name="T13">field</text:span><text:span text:style-name="T1"> contains the name of the field within the component class.</text:span></text:p>
      <text:p text:style-name="Body">In addition the <text:span text:style-name="T2">strategy</text:span> attribute can either have the value <text:span text:style-name="T2">replace</text:span> or <text:span text:style-name="T17">update</text:span>. If it is not specified, <text:span text:style-name="T2">replace</text:span> is used as the default. For unary references specifying <text:span text:style-name="T17">update</text:span> is considered an error and the component is not activated. This case must be logged.</text:p>
      <text:p text:style-name="Body"/>
      <text:p text:style-name="P2">In the case of references with cardinality multiple, the runtime needs to have information about the aggregated type. The attribute <text:span text:style-name="T2">valuetype</text:span> can be used to specify the type. Allowed values are <text:span text:style-name="T2">service</text:span>, <text:span text:style-name="T2">properties</text:span>, <text:span text:style-name="T2">reference</text:span>, <text:span text:style-name="T2">serviceobjects</text:span>, or <text:span text:style-name="T2">tuple</text:span>. If not specified it defaults to <text:span text:style-name="T2">service</text:span>.<text:change-start text:change-id="ct107202387292416"/> For unary references specifying <text:span text:style-name="T17">valuetype</text:span> is considered an error and the component is not activated. This case must be logged.<text:change-end text:change-id="ct107202387292416"/></text:p>
      <text:p text:style-name="P2"/>
      <text:h text:style-name="Heading_20_2" text:outline-level="2">Annotation</text:h>
      <text:p text:style-name="Body"><text:span text:style-name="T1">A new annotation </text:span><text:span text:style-name="T13">@FieldReference</text:span><text:span text:style-name="T1"> is added that can be used to annotate a field. The attributes </text:span><text:span text:style-name="T2">policy</text:span><text:span text:style-name="T1">, </text:span><text:span text:style-name="T2">policy-option</text:span><text:span text:style-name="T1">, </text:span><text:span text:style-name="T2">cardinality</text:span><text:span text:style-name="T1">, </text:span><text:span text:style-name="T2">scope</text:span><text:span text:style-name="T1">, </text:span><text:span text:style-name="T2">target</text:span><text:span text:style-name="T1"> and </text:span><text:span text:style-name="T2">service</text:span><text:span text:style-name="T1"> have the same meaning as the equivalents for the </text:span><text:span text:style-name="T2">@Reference</text:span><text:span text:style-name="T1"> annotation and are mapped in the same way to the counterparts in the XML. </text:span></text:p>
      <text:p text:style-name="P3">The values of the different XML attributes for the field reference are tried to be deduced by the tooling depending on the type of the annotated field.</text:p>
      <text:p text:style-name="P2"><text:soft-page-break/>If the cardinality is not specified as part of the annotation, the cardinality is detected depending on the type of the field. If the type of the field is one of <text:span text:style-name="T2">java.util.Collection</text:span>, or <text:span text:style-name="T2">java.util.List</text:span> the cardinality defaults to optional multiple (0..n), otherwise it is set to unary mandatory (1..1).<text:change-start text:change-id="ct105553119918144"/></text:p>
      <text:p text:style-name="P2">If the field is marked as <text:span text:style-name="T2">volatile</text:span>, the policy defaults to dynamic, otherwise it defaults to static.</text:p>
      <text:p text:style-name="P2">If the field is marked as <text:span text:style-name="T2">final</text:span><text:change-end text:change-id="ct105553119918144"/><text:change-start text:change-id="ct107202387283200"/>, the strategy is set to update.<text:change-end text:change-id="ct107202387283200"/></text:p>
      <text:p text:style-name="P2">If the type of the field or the aggregated type for collections is not SE (the service type) but a type that is assignable from SE, the annotation attribute <text:span text:style-name="T2">service</text:span> must be set to the service type SE. By default, the type of the field, the aggregated type or the generic type (for ServiceReference, ServiceObjects) are used as the service type.</text:p>
      <text:p text:style-name="P2">The value for <text:span text:style-name="T2">valuetype</text:span> in the component XML is deduced by the generic type information of the aggregate and the aggregated type.</text:p>
      <text:p text:style-name="P2"/>
      <text:h text:style-name="Heading_20_2" text:outline-level="2">Component Development</text:h>
      <text:p text:style-name="P2"/>
      <text:p text:style-name="P2">Field injection has some implications on the code written by the component developer:</text:p>
      <text:list xml:id="list5797021660432337418" text:style-name="L7">
        <text:list-item>
          <text:p text:style-name="P60">A field used for field injection must <text:change-start text:change-id="ct105553119917952"/>be treated with care <text:change-end text:change-id="ct105553119917952"/><text:change text:change-id="ct106652631492544"/>by client code. <text:change text:change-id="ct106652631491584"/><text:change-start text:change-id="ct106652631490816"/>T<text:change-end text:change-id="ct106652631490816"/>here is no way <text:change-start text:change-id="ct106652631485056"/>for the DS implementation <text:change-end text:change-id="ct106652631485056"/>to check/ensure <text:change text:change-id="ct105553119913920"/><text:change-start text:change-id="ct105553119905472"/>whether client code is altering the value of the field or the contents of a collection set to the field<text:change-end text:change-id="ct105553119905472"/>. Therefore it's <text:change text:change-id="ct105553119834240"/><text:change-start text:change-id="ct105553117833280"/>suggested to not change the value of the field or the collection from client code.<text:change-end text:change-id="ct105553117833280"/></text:p>
        </text:list-item>
        <text:list-item>
          <text:p text:style-name="P60">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60">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60">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60">In the case of the <text:span text:style-name="T27">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60"/>
        </text:list-item>
      </text:list>
      <text:p text:style-name="P2"/>
      <text:h text:style-name="Heading_20_2" text:outline-level="2">Examples</text:h>
      <text:p text:style-name="Body">Example for unary reference:</text:p>
      <text:p text:style-name="P2"/>
      <text:p text:style-name="P14"><text:span text:style-name="T4"><text:s/></text:span><text:span text:style-name="T15"><text:s text:c="3"/></text:span><text:span text:style-name="T26">@</text:span><text:span text:style-name="T26">Field</text:span><text:span text:style-name="T26">Reference</text:span><text:span text:style-name="T15">(policy=ReferencePolicy.</text:span><text:span text:style-name="T11">DYNAMIC</text:span><text:span text:style-name="T15">)</text:span></text:p>
      <text:p text:style-name="P4"><text:span text:style-name="T4"><text:s text:c="4"/></text:span><text:span text:style-name="T3">private</text:span><text:span text:style-name="T4"> </text:span><text:span text:style-name="T3">volatile</text:span><text:span text:style-name="T4"> MyService </text:span><text:span text:style-name="T9">service</text:span><text:span text:style-name="T4">;</text:span></text:p>
      <text:p text:style-name="P4"/>
      <text:p text:style-name="P4"><text:span text:style-name="T4"><text:s text:c="4"/></text:span><text:span text:style-name="T3">public</text:span><text:span text:style-name="T4"> </text:span><text:span text:style-name="T3">void</text:span><text:span text:style-name="T4"> doIt() {</text:span></text:p>
      <text:p text:style-name="P4"><text:span text:style-name="T4"><text:s text:c="8"/></text:span><text:span text:style-name="T3">final</text:span><text:span text:style-name="T4"> MyService </text:span><text:span text:style-name="T22">localService</text:span><text:span text:style-name="T4"> = </text:span><text:span text:style-name="T3">this</text:span><text:span text:style-name="T4">.</text:span><text:span text:style-name="T9">service</text:span><text:span text:style-name="T4">;</text:span></text:p>
      <text:p text:style-name="P4"><text:span text:style-name="T4"><text:s text:c="8"/></text:span><text:span text:style-name="T3">if</text:span><text:span text:style-name="T4"> ( </text:span><text:span text:style-name="T22">localService</text:span><text:span text:style-name="T4"> != </text:span><text:span text:style-name="T3">null</text:span><text:span text:style-name="T4"> ) {</text:span></text:p>
      <text:p text:style-name="P4"><text:span text:style-name="T4"><text:s text:c="12"/></text:span><text:span text:style-name="T19">// use service</text:span></text:p>
      <text:p text:style-name="P4"><text:span text:style-name="T4"><text:s text:c="8"/>} </text:span><text:span text:style-name="T3">else</text:span><text:span text:style-name="T4"> {</text:span></text:p>
      <text:p text:style-name="P4"><text:span text:style-name="T4"><text:s text:c="12"/></text:span><text:span text:style-name="T19">// do something without service</text:span></text:p>
      <text:p text:style-name="P12"><text:s text:c="8"/>}</text:p>
      <text:p text:style-name="P12"><text:s text:c="4"/>}</text:p>
      <text:p text:style-name="P2"><text:soft-page-break/></text:p>
      <text:p text:style-name="P2">Example for multiple reference with replace strategy:</text:p>
      <text:p text:style-name="P14"><text:span text:style-name="T4"><text:s/></text:span><text:span text:style-name="T15"><text:s text:c="3"/></text:span><text:span text:style-name="T26">@</text:span><text:span text:style-name="T26">Field</text:span><text:span text:style-name="T26">Reference</text:span><text:span text:style-name="T15">(policy=ReferencePolicy.</text:span><text:span text:style-name="T11">DYNAMIC</text:span><text:span text:style-name="T15">)</text:span></text:p>
      <text:p text:style-name="P4"><text:span text:style-name="T4"><text:s text:c="4"/></text:span><text:span text:style-name="T3">private</text:span><text:span text:style-name="T4"> </text:span><text:span text:style-name="T3">volatile</text:span><text:span text:style-name="T4"> List&lt;MyService&gt; </text:span><text:span text:style-name="T9">service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inal</text:span><text:span text:style-name="T4"> List&lt;MyService&gt; </text:span><text:span text:style-name="T22">localList</text:span><text:span text:style-name="T4"> = </text:span><text:span text:style-name="T3">this</text:span><text:span text:style-name="T4">.</text:span><text:span text:style-name="T9">serviceList</text:span><text:span text:style-name="T4">;</text:span></text:p>
      <text:p text:style-name="P4"><text:span text:style-name="T4"><text:s text:c="8"/></text:span><text:span text:style-name="T3">if</text:span><text:span text:style-name="T4"> ( !</text:span><text:span text:style-name="T22">localList</text:span><text:span text:style-name="T4">.isEmpty() ) {</text:span></text:p>
      <text:p text:style-name="P4"><text:span text:style-name="T4"><text:s text:c="12"/></text:span><text:span text:style-name="T3">for</text:span><text:span text:style-name="T4">(</text:span><text:span text:style-name="T3">final</text:span><text:span text:style-name="T4"> MyService </text:span><text:span text:style-name="T23">ms</text:span><text:span text:style-name="T4"> : </text:span><text:span text:style-name="T23">localList</text:span><text:span text:style-name="T4">) {</text:span></text:p>
      <text:p text:style-name="P4"><text:span text:style-name="T4"><text:s text:c="15"/></text:span><text:span text:style-name="T19">// do something with </text:span><text:span text:style-name="T20">ms</text:span></text:p>
      <text:p text:style-name="P12"><text:s text:c="12"/>}</text:p>
      <text:p text:style-name="P4"><text:span text:style-name="T4"><text:s text:c="8"/>} </text:span><text:span text:style-name="T3">else</text:span><text:span text:style-name="T4"> {</text:span></text:p>
      <text:p text:style-name="P4"><text:span text:style-name="T4"><text:s text:c="12"/></text:span><text:span text:style-name="T19">// no service available, do something else</text:span></text:p>
      <text:p text:style-name="P12"><text:s text:c="8"/>}</text:p>
      <text:p text:style-name="P12"><text:s text:c="4"/>}</text:p>
      <text:p text:style-name="P2"/>
      <text:p text:style-name="P2">Example for multiple reference with <text:span text:style-name="T27">update</text:span> strategy<text:change-start text:change-id="ct105553119916224"/>, DS provided collection<text:change-end text:change-id="ct105553119916224"/><text:change text:change-id="ct105553119907776"/></text:p>
      <text:p text:style-name="P14"><text:span text:style-name="T4"><text:s text:c="2"/></text:span><text:span text:style-name="T15"><text:s text:c="2"/></text:span><text:span text:style-name="T26">@FieldReference</text:span><text:span text:style-name="T15">(policy=ReferencePolicy.</text:span><text:span text:style-name="T11">DYNAMIC</text:span><text:span text:style-name="T16">, </text:span></text:p>
      <text:p text:style-name="P14"><text:span text:style-name="T16"><text:s text:c="20"/>strategy=ReferenceStrategy.</text:span><text:span text:style-name="T10">UPDATE</text:span><text:span text:style-name="T15">)</text:span></text:p>
      <text:p text:style-name="P4"><text:span text:style-name="T4"><text:s text:c="4"/></text:span><text:span text:style-name="T3">private</text:span><text:span text:style-name="T4"> </text:span><text:change text:change-id="ct105553119816576"/><text:span text:style-name="T4">List&lt;MyService&gt; </text:span><text:span text:style-name="T9">service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or</text:span><text:span text:style-name="T4">(</text:span><text:span text:style-name="T3">final</text:span><text:span text:style-name="T4"> MyService </text:span><text:span text:style-name="T23">ms</text:span><text:span text:style-name="T4"> : </text:span><text:span text:style-name="T12">serviceList</text:span><text:span text:style-name="T4">) {</text:span></text:p>
      <text:p text:style-name="P4"><text:span text:style-name="T4"><text:s text:c="11"/></text:span><text:span text:style-name="T19">// do something with </text:span><text:span text:style-name="T20">ms</text:span></text:p>
      <text:p text:style-name="P12"><text:s text:c="8"/>}</text:p>
      <text:p text:style-name="P12"><text:s text:c="4"/>}</text:p>
      <text:p text:style-name="P2"/>
      <text:p text:style-name="P2"><text:change-start text:change-id="ct105553119917184"/></text:p>
      <text:p text:style-name="P2">Example for multiple reference with <text:span text:style-name="T27">update</text:span> strategy, component provided collection</text:p>
      <text:p text:style-name="P14"><text:span text:style-name="T4"/></text:p>
      <text:p text:style-name="P14"><text:span text:style-name="T4"><text:s text:c="2"/></text:span><text:span text:style-name="T15"><text:s text:c="2"/></text:span><text:span text:style-name="T26">@FieldReference</text:span><text:span text:style-name="T15">(policy=ReferencePolicy.</text:span><text:span text:style-name="T11">DYNAMIC</text:span><text:span text:style-name="T16">, </text:span></text:p>
      <text:p text:style-name="P14"><text:span text:style-name="T16"><text:s text:c="20"/>strategy=ReferenceStrategy.</text:span><text:span text:style-name="T10">UPDATE</text:span><text:span text:style-name="T15">)</text:span></text:p>
      <text:p text:style-name="P4"><text:span text:style-name="T4"><text:s text:c="4"/></text:span><text:span text:style-name="T3">private</text:span><text:span text:style-name="T4"> final List&lt;MyService&gt; </text:span><text:span text:style-name="T9">serviceList = </text:span></text:p>
      <text:p text:style-name="P4"><text:span text:style-name="T9"><text:s text:c="29"/>new java.util.concurrent.CopyOnWriteArray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or</text:span><text:span text:style-name="T4">(</text:span><text:span text:style-name="T3">final</text:span><text:span text:style-name="T4"> MyService </text:span><text:span text:style-name="T23">ms</text:span><text:span text:style-name="T4"> : </text:span><text:span text:style-name="T12">serviceList</text:span><text:span text:style-name="T4">) {</text:span></text:p>
      <text:p text:style-name="P4"><text:span text:style-name="T4"><text:s text:c="11"/></text:span><text:span text:style-name="T19">// do something with </text:span><text:span text:style-name="T20">ms</text:span></text:p>
      <text:p text:style-name="P12"><text:s text:c="8"/>}</text:p>
      <text:p text:style-name="P12"><text:s text:c="4"/>}</text:p>
      <text:p text:style-name="P2"/>
      <text:p text:style-name="P2"><text:change-end text:change-id="ct105553119917184"/></text:p>
      <text:h text:style-name="Heading_20_2" text:outline-level="2">Updates to DS</text:h>
      <text:p text:style-name="Body">Section <text:bookmark-ref text:reference-format="chapter" text:ref-name="__RefHeading__1392_1035172432">5.1</text:bookmark-ref> introduces a comparable <text:span text:style-name="T2">java.util.Map</text:span> for service properties. Whenever a map is based to a method used for method injection, this implementation will be passed, allowing the implementor of the method to easily sort the references based on the provided map.</text:p>
      <text:p text:style-name="P24"/>
      <text:h text:style-name="Heading_20_2" text:outline-level="2" text:is-list-header="true"/>
      <text:p text:style-name="Body"/>
      <text:h text:style-name="Heading_20_1" text:outline-level="1"><text:soft-page-break/>Data Transfer Objects</text:h>
      <text:p text:style-name="P5">A DTO for field injection is required which is similar to the reference DTO with the difference that it points to a field Instead of listing the different methods. In addition it contains other information like the used strategy.</text:p>
      <text:p text:style-name="P5"><text:change-start text:change-id="ct106652631453184"/>The <text:span text:style-name="T2">ReferenceDTO</text:span> introduced with RFC-190 is enhanced with a field of type String named <text:span text:style-name="T2">field</text:span> containing the field name. In order to distinguish between the different reference types, a field of type String named <text:span text:style-name="T2">strategy</text:span> is added to ReferenceDTO containing one of the following values: <text:span text:style-name="T2">LOOKUP</text:span>, <text:span text:style-name="T2">METHOD</text:span>, <text:span text:style-name="T2">FIELD_EVENT</text:span>, or <text:span text:style-name="T2">FIELD_UPDATE</text:span>. If the value is either FIELD_EVENT or FIELD_UPDATE, the field name is available via <text:span text:style-name="T2">field</text:span> and the fields for the methods all return <text:span text:style-name="T2">null</text:span>.</text:p>
      <text:p text:style-name="P5"><text:change-end text:change-id="ct106652631453184"/><text:change text:change-id="ct107202387292032"/></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30">For posterity, record the design alternatives that were considered but rejected along with the reason for rejection. This is especially important for external/earlier solutions that were deemed not applicable.</text:p>
      <text:h text:style-name="Heading_20_2" text:outline-level="2"><text:soft-page-break/>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3220699541652256144" text:style-name="L8">
        <text:list-item>
          <text:p text:style-name="P50">protected void bindMyService(Collection&lt;MyService&gt; serviceCollection)</text:p>
        </text:list-item>
      </text:list>
      <text:p text:style-name="Body">This is not part of this proposal.</text:p>
      <text:h text:style-name="Heading_20_1" text:outline-level="1">Security Considerations</text:h>
      <text:p text:style-name="P22">No change from the Declarative Services specification as updated through RFC 190.</text:p>
      <text:h text:style-name="Heading_20_1" text:outline-level="1">Document Support</text:h>
      <text:h text:style-name="Heading_20_2" text:outline-level="2">References</text:h>
      <text:list xml:id="list526466137190716737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15"/>
      <text:h text:style-name="Heading_20_2" text:outline-level="2">Author’s Address</text:h>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34">Name</text:p>
          </table:table-cell>
          <table:table-cell table:style-name="Table3.B1" office:value-type="string">
            <text:p text:style-name="P34">Carsten Ziegeler</text:p>
          </table:table-cell>
        </table:table-row>
        <table:table-row table:style-name="Table3.1">
          <table:table-cell table:style-name="Table3.A1" office:value-type="string">
            <text:p text:style-name="P34">Company</text:p>
          </table:table-cell>
          <table:table-cell table:style-name="Table3.B1" office:value-type="string">
            <text:p text:style-name="P34">Adobe Systems Incorporated</text:p>
          </table:table-cell>
        </table:table-row>
        <table:table-row table:style-name="Table3.1">
          <table:table-cell table:style-name="Table3.A1" office:value-type="string">
            <text:p text:style-name="P34">Address</text:p>
          </table:table-cell>
          <table:table-cell table:style-name="Table3.B1" office:value-type="string">
            <text:p text:style-name="P34"/>
          </table:table-cell>
        </table:table-row>
        <table:table-row table:style-name="Table3.1">
          <table:table-cell table:style-name="Table3.A1" office:value-type="string">
            <text:p text:style-name="P34">Voice</text:p>
          </table:table-cell>
          <table:table-cell table:style-name="Table3.B1" office:value-type="string">
            <text:p text:style-name="P34"/>
          </table:table-cell>
        </table:table-row>
        <table:table-row table:style-name="Table3.1">
          <table:table-cell table:style-name="Table3.A1" office:value-type="string">
            <text:p text:style-name="P33">e-mail</text:p>
          </table:table-cell>
          <table:table-cell table:style-name="Table3.B1" office:value-type="string">
            <text:p text:style-name="P33">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
          </table:table-cell>
        </table:table-row>
        <table:table-row table:style-name="Table2.1">
          <table:table-cell table:style-name="Table2.A1" office:value-type="string">
            <text:p text:style-name="P34">Company</text:p>
          </table:table-cell>
          <table:table-cell table:style-name="Table2.B1" office:value-type="string">
            <text:p text:style-name="P34"/>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3">e-mail</text:p>
          </table:table-cell>
          <table:table-cell table:style-name="Table2.B1" office:value-type="string">
            <text:p text:style-name="P33"/>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2</text:page-number> of <text:page-count style:num-format="1">15</text:page-count></text:p>
        <text:p text:style-name="Header"/>
        <text:p text:style-name="Header"><text:tab/>Draft<text:tab/> <text:modification-date style:data-style-name="N76">July 30,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15</text:page-number>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15</text:page-number>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15</text:page-number>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15</text:page-number>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15</text:page-number>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15</text:page-number>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15</text:page-number>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15</text:page-number>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15</text:page-number>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15</text:page-number>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15</text:page-number>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58</meta:editing-cycles>
    <meta:editing-duration>P1DT20H7M7S</meta:editing-duration>
    <meta:initial-creator>David Bosschaert</meta:initial-creator>
    <dc:date>2014-07-30T08:26:42</dc:date>
    <dc:creator>Carsten Ziegeler</dc:creator>
    <meta:printed-by>David Bosschaert</meta:printed-by>
    <meta:print-date>2012-08-30T12:51:49</meta:print-date>
    <meta:document-statistic meta:table-count="14" meta:image-count="2" meta:object-count="0" meta:page-count="15" meta:paragraph-count="338" meta:word-count="5359" meta:character-count="34094"/>
    <meta:user-defined meta:name="Company">OSGi Alliance</meta:user-defined>
    <meta:user-defined meta:name="Info 3"/>
    <meta:user-defined meta:name="Info 4"/>
    <meta:user-defined meta:name="RFC Title">RFC 212 - Field Injection for Declarative Services</meta:user-defined>
  </office:meta>
</office:document-meta>
</file>